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ef94a" officeooo:paragraph-rsid="001ef94a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1ef94a" officeooo:paragraph-rsid="002101fa" style:font-weight-asian="bold" style:font-weight-complex="bold"/>
    </style:style>
    <style:style style:name="P3" style:family="paragraph" style:parent-style-name="Standard">
      <style:text-properties style:font-name="Liberation Mono" fo:font-size="11pt" fo:font-weight="normal" officeooo:rsid="0020047c" officeooo:paragraph-rsid="0020047c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Liberation Mono" fo:font-size="11pt" fo:font-style="normal" fo:font-weight="normal" officeooo:rsid="0020047c" officeooo:paragraph-rsid="002101fa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Liberation Mono" officeooo:paragraph-rsid="0020047c"/>
    </style:style>
    <style:style style:name="P6" style:family="paragraph" style:parent-style-name="Standard">
      <style:text-properties style:font-name="monospace" officeooo:rsid="002101fa" officeooo:paragraph-rsid="002101fa"/>
    </style:style>
    <style:style style:name="P7" style:family="paragraph" style:parent-style-name="Standard">
      <style:text-properties style:font-name="monospace" officeooo:rsid="002101fa" officeooo:paragraph-rsid="0023cdb6"/>
    </style:style>
    <style:style style:name="P8" style:family="paragraph" style:parent-style-name="Standard">
      <style:text-properties style:font-name="monospace" officeooo:paragraph-rsid="00227f50"/>
    </style:style>
    <style:style style:name="P9" style:family="paragraph" style:parent-style-name="Standard">
      <style:text-properties style:font-name="monospace" officeooo:paragraph-rsid="0023cdb6"/>
    </style:style>
    <style:style style:name="P10" style:family="paragraph" style:parent-style-name="Standard">
      <style:text-properties fo:color="#000000" style:font-name="monospace" fo:font-size="10pt" fo:font-style="italic" fo:font-weight="bold" officeooo:paragraph-rsid="0021d7bf" fo:background-color="#ffffff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000000" style:font-name="monospace" fo:font-size="10pt" fo:font-style="italic" fo:font-weight="bold" officeooo:paragraph-rsid="00227f50" fo:background-color="#ffffff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color="#000000" style:font-name="Liberation Mono" fo:font-size="12pt" fo:font-style="normal" fo:font-weight="bold" officeooo:rsid="00227f50" officeooo:paragraph-rsid="0023cdb6" fo:background-color="#fffff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ef94a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23cdb6" fo:background-color="#ffffff" loext:char-shading-value="0"/>
    </style:style>
    <style:style style:name="T5" style:family="text">
      <style:text-properties fo:color="#000000" style:font-name="monospace" fo:font-size="10pt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000000" fo:font-size="10pt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fo:font-size="10pt" fo:font-style="italic" fo:font-weight="bold" officeooo:rsid="001ef94a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00"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9" style:family="text">
      <style:text-properties fo:color="#000000" fo:font-style="italic" fo:background-color="#ffffff" loext:char-shading-value="0" style:font-style-asian="italic" style:font-style-complex="italic"/>
    </style:style>
    <style:style style:name="T10" style:family="text">
      <style:text-properties fo:color="#000000" style:font-name="Liberation Mono" fo:font-size="10pt" fo:font-style="italic" fo:font-weight="bold" officeooo:rsid="001ef94a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000000" style:font-name="Liberation Mono" fo:font-size="10pt" fo:font-style="italic" fo:font-weight="bold" officeooo:rsid="0023cdb6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style:font-name="Liberation Mono" fo:font-size="12pt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Liberation Mono" fo:font-size="12pt" fo:font-style="normal" fo:font-weight="bold" officeooo:rsid="001ef94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style:font-name="Liberation Mono" fo:font-size="12pt" fo:font-style="normal" fo:font-weight="bold" officeooo:rsid="0021d7bf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Liberation Mono" fo:font-size="12pt" fo:font-style="normal" fo:font-weight="bold" officeooo:rsid="00227f50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Liberation Mono" fo:font-size="12pt" fo:font-style="normal" fo:font-weight="bold" officeooo:rsid="0023cdb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fo:font-size="12pt" fo:font-style="normal" fo:font-weight="bold" officeooo:rsid="0023cdb6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monospace"/>
    </style:style>
    <style:style style:name="T19" style:family="text">
      <style:text-properties officeooo:rsid="0021d7bf"/>
    </style:style>
    <style:style style:name="T20" style:family="text">
      <style:text-properties officeooo:rsid="00227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1 FS</text:p>
      <text:p text:style-name="P1"/>
      <text:p text:style-name="P1">Ejercicio 1.1.</text:p>
      <text:p text:style-name="P1"/>
      <text:p text:style-name="P3">Con esta orden se crean los directorios pedidos en una sola línea:</text:p>
      <text:p text:style-name="P5"><text:span text:style-name="T5">mkdir -p ejercicio1/{Ejer1/Ejer21,Ejer2,Ejer3}</text:span></text:p>
      <text:p text:style-name="P5"><text:span text:style-name="T5"/></text:p>
      <text:p text:style-name="P4"><text:span text:style-name="T2">Para crear todos los archivos a la vez:</text:span></text:p>
      <text:p text:style-name="P6"><text:span text:style-name="T6">touch ejercicio1/Ejer1/arch100.txt ejercicio1/Ejer1/filetags.txt ejercicio1/Ejer1/practsFS.ext ejercicio1/Ejer1/robet201.me ejercicio1/Ejer1/Ejer21/robet202.me ejercicio1/Ejer1/Ejer21/ejerllsol.txt ejercicio1/Ejer1/Ejer21/blue.me ejercicio1/Ejer2/ejer2arch.txt ejercicio1/Ejer2/ejer2filetags.txt ejercicio1/Ejer2/readme.pdf ejercicio1/Ejer3/ejer3arch.txt ejercicio1/Ejer3/ejer3filetags.txt ejercicio1/Ejer3/readme3.pdf</text:span></text:p>
      <text:p text:style-name="P2"><text:span text:style-name="T8"/></text:p>
      <text:p text:style-name="P6"><text:span text:style-name="T13">Ejercicio 1.2.</text:span></text:p>
      <text:p text:style-name="P10"><text:span text:style-name="T1">a)</text:span>mv Ejer1/Ejer21 Ejer2</text:p>
      <text:p text:style-name="P11"><text:span text:style-name="T19">b)cp Ejer1/*.*x* Ejer3</text:span></text:p>
      <text:p text:style-name="P11"><text:span text:style-name="T20">c)Nos muestra los archivos que llevan arch en el nombre</text:span></text:p>
      <text:p text:style-name="P8"><text:span text:style-name="T15"/></text:p>
      <text:p text:style-name="P8"><text:span text:style-name="T14"><text:line-break/></text:span><text:span text:style-name="T15">Ejercicio 1.3.</text:span></text:p>
      <text:p text:style-name="P9"><text:span text:style-name="T7">ls ..</text:span></text:p>
      <text:p text:style-name="P12"/>
      <text:p text:style-name="P12">Ejercicio 2.4.</text:p>
      <text:p text:style-name="P9"><text:span text:style-name="T11">Se actualiza la fecha.</text:span><text:span text:style-name="T15"><text:line-break/></text:span></text:p>
      <text:p text:style-name="P7"><text:span text:style-name="T17">mkdir -p  1ºDGIIM/{MP/PRACTICA1,FS/PRACTICA1} SEGUNDO_CUATRI</text:span></text:p>
      <text:p text:style-name="P7"><text:span text:style-name="T16"/></text:p>
      <text:p text:style-name="P7"><text:span text:style-name="T13"><text:line-break/></text:span><text:span text:style-name="T6"><text:line-break/><text:line-break/></text:span></text:p>
      <text:p text:style-name="P5"><text:span text:style-name="T5"/></text:p>
      <text:p text:style-name="P5"><text:span text:style-name="T18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47:01.911558273</meta:creation-date>
    <meta:generator>LibreOffice/6.0.7.3$Linux_X86_64 LibreOffice_project/00m0$Build-3</meta:generator>
    <dc:date>2020-02-18T19:26:50.909183324</dc:date>
    <meta:editing-duration>PT17M16S</meta:editing-duration>
    <meta:editing-cycles>1</meta:editing-cycles>
    <meta:document-statistic meta:table-count="0" meta:image-count="0" meta:object-count="0" meta:page-count="1" meta:paragraph-count="17" meta:word-count="74" meta:character-count="833" meta:non-whitespace-character-count="765"/>
  </office:meta>
</office:document-meta>
</file>